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ha@ubuntu:~/Desktop$ gcc h.c</text:p>
      <text:p text:style-name="Standard">neha@ubuntu:~/Desktop$ ./a.out</text:p>
      <text:p text:style-name="Standard"></text:p>
      <text:p text:style-name="Standard">Enter number of vertices ::8</text:p>
      <text:p text:style-name="Standard"></text:p>
      <text:p text:style-name="Standard">Enter total number of edges::11</text:p>
      <text:p text:style-name="Standard"></text:p>
      <text:p text:style-name="Standard">Enter edge 1::1<text:tab/>2</text:p>
      <text:p text:style-name="Standard"></text:p>
      <text:p text:style-name="Standard">Enter edge 2::2<text:tab/>3</text:p>
      <text:p text:style-name="Standard"></text:p>
      <text:p text:style-name="Standard">Enter edge 3::3<text:tab/>4</text:p>
      <text:p text:style-name="Standard"></text:p>
      <text:p text:style-name="Standard">Enter edge 4::4<text:tab/>8</text:p>
      <text:p text:style-name="Standard"></text:p>
      <text:p text:style-name="Standard">Enter edge 5::8<text:tab/>7</text:p>
      <text:p text:style-name="Standard"></text:p>
      <text:p text:style-name="Standard">Enter edge 6::7<text:tab/>6</text:p>
      <text:p text:style-name="Standard"></text:p>
      <text:p text:style-name="Standard">Enter edge 7::6<text:tab/>5</text:p>
      <text:p text:style-name="Standard"></text:p>
      <text:p text:style-name="Standard">Enter edge 8::5<text:tab/>2</text:p>
      <text:p text:style-name="Standard"></text:p>
      <text:p text:style-name="Standard">Enter edge 9::6<text:tab/>1</text:p>
      <text:p text:style-name="Standard"></text:p>
      <text:p text:style-name="Standard">Enter edge 10::3<text:tab/>7</text:p>
      <text:p text:style-name="Standard"></text:p>
      <text:p text:style-name="Standard">Enter edge 11::1<text:tab/>3</text:p>
      <text:p text:style-name="Standard"></text:p>
      <text:p text:style-name="Standard"></text:p>
      <text:p text:style-name="Standard">Hamiltonian Cycle present in the graph ::</text:p>
      <text:p text:style-name="Standard">1 2 5 6 7 8 4 3 1</text:p>
      <text:p text:style-name="Standard"></text:p>
      <text:p text:style-name="Standard">Hamiltonian Cycle present in the graph ::</text:p>
      <text:p text:style-name="Standard">1 3 4 8 7 6 5 2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</meta:initial-creator>
    <meta:creation-date>2015-04-07T08:15:42</meta:creation-date>
    <dc:date>2015-04-07T08:16:32</dc:date>
    <dc:creator>Neha </dc:creator>
    <meta:editing-duration>PT7S</meta:editing-duration>
    <meta:editing-cycles>2</meta:editing-cycles>
    <meta:generator>LibreOffice/3.5$Linux_x86 LibreOffice_project/350m1$Build-202</meta:generator>
    <meta:document-statistic meta:table-count="0" meta:image-count="0" meta:object-count="0" meta:page-count="1" meta:paragraph-count="35" meta:word-count="91" meta:character-count="458" meta:non-whitespace-character-count="352"/>
  </office:meta>
</office:document-meta>
</file>